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3" draw:id="id3" draw:layer="layout" svg:width="3.4cm" svg:height="1.3cm" svg:x="1.1cm" svg:y="1cm">
          <text:p text:style-name="P1"><text:span text:style-name="T1">cla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3.4cm" svg:height="1.3cm" svg:x="10.2cm" svg:y="1cm">
          <text:p text:style-name="P1"><text:span text:style-name="T1">debu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3.4cm" svg:height="1.3cm" svg:x="10.2cm" svg:y="2.9cm">
          <text:p text:style-name="P1"><text:span text:style-name="T1">r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6.3cm" svg:height="1.3cm" svg:x="10.2cm" svg:y="4.8cm">
          <text:p text:style-name="P1"><text:span text:style-name="T1">copyExplodedResour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5cm" svg:height="1.3cm" svg:x="13cm" svg:y="8.1cm">
          <text:p text:style-name="P1"><text:span text:style-name="T1">productArch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5cm" svg:height="1.3cm" svg:x="6.9cm" svg:y="8.1cm">
          <text:p text:style-name="P1"><text:span text:style-name="T1">productBui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11.4cm" svg:y1="8.75cm" svg:x2="13cm" svg:y2="8.75cm" draw:start-shape="id1" draw:start-glue-point="1" draw:end-shape="id2" svg:d="m11400 8750h1600" svg:viewBox="0 0 1601 1">
          <text:p/>
        </draw:connector>
        <draw:custom-shape draw:style-name="gr1" draw:text-style-name="P1" xml:id="id6" draw:id="id6" draw:layer="layout" svg:width="3.4cm" svg:height="1.3cm" svg:x="4.7cm" svg:y="4.8cm">
          <text:p text:style-name="P1"><text:span text:style-name="T1">assem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3.4cm" svg:height="1.3cm" svg:x="1.8cm" svg:y="8.1cm">
          <text:p text:style-name="P1"><text:span text:style-name="T1">che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4.5cm" svg:y1="1.65cm" svg:x2="10.2cm" svg:y2="1.65cm" draw:start-shape="id3" draw:end-shape="id4" svg:d="m4500 1650h5700" svg:viewBox="0 0 5701 1">
          <text:p/>
        </draw:connector>
        <draw:connector draw:style-name="gr3" draw:text-style-name="P2" draw:layer="layout" draw:type="line" svg:x1="4.5cm" svg:y1="1.65cm" svg:x2="10.2cm" svg:y2="3.55cm" draw:start-shape="id3" draw:end-shape="id5" draw:end-glue-point="3" svg:d="m4500 1650 5700 1900" svg:viewBox="0 0 5701 1901">
          <text:p/>
        </draw:connector>
        <draw:connector draw:style-name="gr4" draw:text-style-name="P2" draw:layer="layout" draw:type="line" svg:x1="2.8cm" svg:y1="2.3cm" svg:x2="6.4cm" svg:y2="4.8cm" draw:start-shape="id3" draw:start-glue-point="2" draw:end-shape="id6" draw:end-glue-point="0" svg:d="m2800 2300 3600 2500" svg:viewBox="0 0 3601 2501">
          <text:p/>
        </draw:connector>
        <draw:connector draw:style-name="gr4" draw:text-style-name="P2" draw:layer="layout" draw:type="line" svg:x1="2.8cm" svg:y1="2.3cm" svg:x2="3.5cm" svg:y2="8.1cm" draw:start-shape="id3" draw:end-shape="id7" draw:end-glue-point="0" svg:d="m2800 2300 700 5800" svg:viewBox="0 0 701 5801">
          <text:p/>
        </draw:connector>
        <draw:connector draw:style-name="gr3" draw:text-style-name="P2" draw:layer="layout" draw:type="line" svg:x1="5.2cm" svg:y1="8.75cm" svg:x2="6.9cm" svg:y2="8.75cm" draw:start-shape="id7" draw:start-glue-point="1" draw:end-shape="id1" svg:d="m5200 8750h1700" svg:viewBox="0 0 1701 1">
          <text:p/>
        </draw:connector>
        <draw:connector draw:style-name="gr3" draw:text-style-name="P2" draw:layer="layout" draw:type="line" svg:x1="13.35cm" svg:y1="6.1cm" svg:x2="15.25cm" svg:y2="8.1cm" draw:start-shape="id8" draw:start-glue-point="2" draw:end-shape="id2" draw:end-glue-point="0" svg:d="m13350 6100 1900 2000" svg:viewBox="0 0 1901 2001">
          <text:p/>
        </draw:connector>
        <draw:custom-shape draw:style-name="gr1" draw:text-style-name="P1" xml:id="id9" draw:id="id9" draw:layer="layout" svg:width="3.4cm" svg:height="1.3cm" svg:x="13.6cm" svg:y="11cm">
          <text:p text:style-name="P1"><text:span text:style-name="T1">bui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15.25cm" svg:y1="9.4cm" svg:x2="15.3cm" svg:y2="11cm" draw:start-shape="id2" draw:start-glue-point="2" draw:end-shape="id9" draw:end-glue-point="0" svg:d="m15250 9400 50 1600" svg:viewBox="0 0 51 1601">
          <text:p/>
        </draw:connector>
        <draw:connector draw:style-name="gr3" draw:text-style-name="P2" draw:layer="layout" draw:type="line" svg:x1="6.4cm" svg:y1="6.1cm" svg:x2="9.15cm" svg:y2="8.1cm" draw:start-shape="id6" draw:start-glue-point="2" draw:end-shape="id1" draw:end-glue-point="0" svg:d="m6400 6100 2750 2000" svg:viewBox="0 0 275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1-15T18:04:38.526305161</meta:creation-date>
    <dc:date>2014-01-15T18:43:25.974678073</dc:date>
    <dc:creator>Andrey Hihlovskiy</dc:creator>
    <meta:editing-duration>PT33M45S</meta:editing-duration>
    <meta:editing-cycles>7</meta:editing-cycles>
    <meta:generator>LibreOffice/4.1.3.2$Linux_X86_64 LibreOffice_project/410m0$Build-2</meta:generator>
    <meta:document-statistic meta:object-count="18"/>
  </office:meta>
</office:document-meta>
</file>